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Ultrafine_20_Dotted_20__28_var_29_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kala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kala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1cm" draw:marker-start-width="0.381cm" draw:marker-end-width="0.381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381cm" draw:marker-end="Symmetric_20_Arrow" draw:marker-end-width="0.279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381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style:text-position="-33% 58%" fo:font-size="8pt" style:font-size-asian="8pt" style:font-size-complex="8pt"/>
    </style:style>
    <style:style style:name="T4" style:family="text">
      <style:text-properties style:text-position="-33% 58%" fo:font-size="8pt" fo:font-style="normal" style:font-size-asian="8pt" style:font-style-asian="normal" style:font-size-complex="8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422cm" svg:height="1.919cm" svg:x="2.358cm" svg:y="3.173cm">
          <text:p text:style-name="P2"/>
        </draw:rect>
        <draw:line draw:style-name="gr2" draw:text-style-name="P1" draw:layer="layout" svg:x1="4.078cm" svg:y1="3.145cm" svg:x2="4.078cm" svg:y2="5.092cm">
          <text:p text:style-name="P2"/>
        </draw:line>
        <draw:line draw:style-name="gr3" draw:text-style-name="P1" draw:layer="layout" svg:x1="4.906cm" svg:y1="3.145cm" svg:x2="4.906cm" svg:y2="5.092cm">
          <text:p text:style-name="P2"/>
        </draw:line>
        <draw:line draw:style-name="gr4" draw:text-style-name="P1" draw:layer="layout" svg:x1="3.178cm" svg:y1="3.172cm" svg:x2="3.178cm" svg:y2="5.119cm">
          <text:p text:style-name="P2"/>
        </draw:line>
        <draw:frame draw:style-name="gr5" draw:text-style-name="P3" draw:layer="layout" svg:width="1.26cm" svg:height="0.569cm" svg:x="2.13cm" svg:y="3.809cm">
          <draw:text-box>
            <text:p text:style-name="P2"><text:span text:style-name="T1">Gas 1</text:span></text:p>
          </draw:text-box>
        </draw:frame>
        <draw:frame draw:style-name="gr5" draw:text-style-name="P3" draw:layer="layout" svg:width="1.264cm" svg:height="0.569cm" svg:x="3.858cm" svg:y="3.82cm">
          <draw:text-box>
            <text:p text:style-name="P2"><text:span text:style-name="T1">Gas 2</text:span></text:p>
          </draw:text-box>
        </draw:frame>
        <draw:frame draw:style-name="gr5" draw:text-style-name="P5" draw:layer="layout" svg:width="1.45cm" svg:height="0.887cm" draw:transform="rotate (1.571145392645) translate (3.182cm 4.838cm)">
          <draw:text-box>
            <text:p text:style-name="P4"><text:span text:style-name="T1">Gases</text:span></text:p>
            <text:p text:style-name="P4"><text:span text:style-name="T1">1 and 2</text:span></text:p>
          </draw:text-box>
        </draw:frame>
        <draw:frame draw:style-name="gr5" draw:text-style-name="P3" draw:layer="layout" svg:width="1.518cm" svg:height="0.569cm" draw:transform="rotate (1.58231549985776) translate (5cm 4.828cm)">
          <draw:text-box>
            <text:p text:style-name="P2"><text:span text:style-name="T1">Vacuum</text:span></text:p>
          </draw:text-box>
        </draw:frame>
        <draw:custom-shape draw:style-name="gr6" draw:text-style-name="P1" draw:layer="layout" svg:width="0.199cm" svg:height="1.67cm" draw:transform="rotate (1.58091923645617) translate (3.227cm 5.369cm)">
          <text:p text:style-name="P2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6" draw:layer="layout" svg:width="0.693cm" svg:height="0.569cm" svg:x="3.672cm" svg:y="5.221cm">
          <draw:text-box>
            <text:p text:style-name="P2"><text:span text:style-name="T2">V</text:span></text:p>
          </draw:text-box>
        </draw:frame>
        <draw:line draw:style-name="gr7" draw:text-style-name="P1" draw:layer="layout" svg:x1="2.698cm" svg:y1="2.077cm" svg:x2="2.698cm" svg:y2="3.844cm">
          <text:p text:style-name="P2"/>
        </draw:line>
        <draw:frame draw:style-name="gr5" draw:text-style-name="P3" draw:layer="layout" svg:width="0.786cm" svg:height="0.636cm" svg:x="2.305cm" svg:y="1.542cm">
          <draw:text-box>
            <text:p text:style-name="P2"><text:span text:style-name="T2">P</text:span><text:span text:style-name="T3">1</text:span></text:p>
          </draw:text-box>
        </draw:frame>
        <draw:frame draw:style-name="gr5" draw:text-style-name="P3" draw:layer="layout" svg:width="0.786cm" svg:height="0.636cm" svg:x="4.105cm" svg:y="1.542cm">
          <draw:text-box>
            <text:p text:style-name="P2"><text:span text:style-name="T2">P</text:span><text:span text:style-name="T4">2</text:span></text:p>
          </draw:text-box>
        </draw:frame>
        <draw:line draw:style-name="gr7" draw:text-style-name="P1" draw:layer="layout" svg:x1="4.498cm" svg:y1="2.078cm" svg:x2="4.498cm" svg:y2="3.845cm">
          <text:p text:style-name="P2"/>
        </draw:line>
        <draw:line draw:style-name="gr7" draw:text-style-name="P1" draw:layer="layout" svg:x1="3.598cm" svg:y1="2.079cm" svg:x2="3.596cm" svg:y2="3.541cm">
          <text:p text:style-name="P2"/>
        </draw:line>
        <draw:frame draw:style-name="gr5" draw:text-style-name="P3" draw:layer="layout" svg:width="1.395cm" svg:height="0.636cm" svg:x="2.921cm" svg:y="1.542cm">
          <draw:text-box>
            <text:p text:style-name="P2"><text:span text:style-name="T2">P</text:span><text:span text:style-name="T4">1</text:span><text:span text:style-name="T2"> + P</text:span><text:span text:style-name="T4">2</text:span></text:p>
          </draw:text-box>
        </draw:frame>
        <draw:frame draw:style-name="gr5" draw:text-style-name="P5" draw:layer="layout" svg:width="2.585cm" svg:height="0.887cm" svg:x="2.874cm" svg:y="5.937cm">
          <draw:text-box>
            <text:p text:style-name="P4"><text:span text:style-name="T1">Two membranes</text:span></text:p>
            <text:p text:style-name="P4"><text:span text:style-name="T1">move together</text:span></text:p>
          </draw:text-box>
        </draw:frame>
        <draw:line draw:style-name="gr8" draw:text-style-name="P1" draw:layer="layout" svg:x1="3.527cm" svg:y1="6.012cm" svg:x2="3.209cm" svg:y2="5.156cm">
          <text:p text:style-name="P2"/>
        </draw:line>
        <draw:line draw:style-name="gr8" draw:text-style-name="P1" draw:layer="layout" svg:x1="4.507cm" svg:y1="5.956cm" svg:x2="4.866cm" svg:y2="5.114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otted_20__28_var_29_" draw:display-name="Ultrafine Dotted (var)" draw:style="rect" draw:dots1="1" draw:distance="50%"/>
    <draw:stroke-dash draw:name="kala" draw:style="rect" draw:dots1="1" draw:dots1-length="0.254cm" draw:dots2="1" draw:dots2-length="0.254cm" draw:distance="0.254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ussi Eloranta</meta:initial-creator>
    <meta:creation-date>2008-05-12T13:41:48</meta:creation-date>
    <dc:creator>Jussi Eloranta</dc:creator>
    <dc:date>2008-05-12T13:49:18</dc:date>
    <meta:editing-cycles>5</meta:editing-cycles>
    <meta:editing-duration>PT7M31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